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Befor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efore.getViewportRectangle( FODimension reldims , SimplePageMaster sp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gionBefore.RegionBefor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efor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efore.getDefaul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